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bc9b" officeooo:paragraph-rsid="000bbc9b"/>
    </style:style>
    <style:style style:name="P2" style:family="paragraph" style:parent-style-name="Standard">
      <style:text-properties officeooo:rsid="000dbd33" officeooo:paragraph-rsid="000dbd33"/>
    </style:style>
    <style:style style:name="P3" style:family="paragraph" style:parent-style-name="Standard">
      <style:text-properties officeooo:rsid="000dc199" officeooo:paragraph-rsid="000dc199"/>
    </style:style>
    <style:style style:name="P4" style:family="paragraph" style:parent-style-name="Text_20_body">
      <style:text-properties officeooo:rsid="000dbd33" officeooo:paragraph-rsid="000dbd33"/>
    </style:style>
    <style:style style:name="P5" style:family="paragraph" style:parent-style-name="Text_20_body">
      <style:text-properties officeooo:rsid="000dc199" officeooo:paragraph-rsid="000dc199"/>
    </style:style>
    <style:style style:name="P6" style:family="paragraph" style:parent-style-name="Text_20_body" style:list-style-name="L1">
      <style:text-properties style:font-name="Liberation Serif"/>
    </style:style>
    <style:style style:name="P7" style:family="paragraph" style:parent-style-name="Text_20_body">
      <style:text-properties style:font-name="Liberation Serif" officeooo:rsid="000dc199" officeooo:paragraph-rsid="000dc199"/>
    </style:style>
    <style:style style:name="P8" style:family="paragraph" style:parent-style-name="Text_20_body" style:list-style-name="L2">
      <style:text-properties style:font-name="Liberation Serif"/>
    </style:style>
    <style:style style:name="P9" style:family="paragraph" style:parent-style-name="Text_20_body" style:list-style-name="L2">
      <style:text-properties style:font-name="Liberation Serif" officeooo:rsid="0014efdc" officeooo:paragraph-rsid="0014efdc"/>
    </style:style>
    <style:style style:name="P10" style:family="paragraph" style:parent-style-name="Text_20_body" style:list-style-name="L1">
      <style:paragraph-properties fo:margin-top="0cm" fo:margin-bottom="0cm" loext:contextual-spacing="false"/>
      <style:text-properties style:font-name="Liberation Serif" officeooo:paragraph-rsid="000dbd33"/>
    </style:style>
    <style:style style:name="P11" style:family="paragraph" style:parent-style-name="Standard">
      <style:text-properties officeooo:rsid="000dc199" officeooo:paragraph-rsid="000dc199"/>
    </style:style>
    <style:style style:name="P12" style:family="paragraph" style:parent-style-name="Standard">
      <style:text-properties officeooo:rsid="000dc199" officeooo:paragraph-rsid="00121acb"/>
    </style:style>
    <style:style style:name="P13" style:family="paragraph" style:parent-style-name="Standard">
      <style:paragraph-properties fo:text-align="center" style:justify-single-word="false"/>
      <style:text-properties officeooo:paragraph-rsid="0012b575"/>
    </style:style>
    <style:style style:name="P14" style:family="paragraph" style:parent-style-name="Standard">
      <style:paragraph-properties fo:text-align="start" style:justify-single-word="false"/>
      <style:text-properties officeooo:paragraph-rsid="0012b575"/>
    </style:style>
    <style:style style:name="P15" style:family="paragraph" style:parent-style-name="Standard">
      <style:paragraph-properties fo:text-align="start" style:justify-single-word="false"/>
      <style:text-properties officeooo:rsid="000bbc9b" officeooo:paragraph-rsid="0012b575"/>
    </style:style>
    <style:style style:name="P16" style:family="paragraph" style:parent-style-name="Standard">
      <style:paragraph-properties fo:text-align="start" style:justify-single-word="false"/>
      <style:text-properties officeooo:rsid="000bbc9b" officeooo:paragraph-rsid="001498bb"/>
    </style:style>
    <style:style style:name="P17" style:family="paragraph" style:parent-style-name="Standard">
      <style:text-properties style:font-name="Liberation Serif" style:text-underline-style="solid" style:text-underline-width="auto" style:text-underline-color="font-color" officeooo:rsid="000bbc9b" officeooo:paragraph-rsid="000bbc9b"/>
    </style:style>
    <style:style style:name="P18" style:family="paragraph" style:parent-style-name="Standard">
      <style:text-properties style:font-name="Liberation Serif" officeooo:rsid="000bbc9b" officeooo:paragraph-rsid="000bbc9b"/>
    </style:style>
    <style:style style:name="P19" style:family="paragraph" style:parent-style-name="Standard">
      <style:paragraph-properties fo:text-align="start" style:justify-single-word="false"/>
      <style:text-properties style:font-name="Liberation Serif" officeooo:rsid="000bbc9b" officeooo:paragraph-rsid="0014efdc"/>
    </style:style>
    <style:style style:name="P20" style:family="paragraph" style:parent-style-name="Standard">
      <style:text-properties style:font-name="Liberation Serif" officeooo:rsid="000dbd33" officeooo:paragraph-rsid="000dbd33"/>
    </style:style>
    <style:style style:name="P21" style:family="paragraph" style:parent-style-name="Standard">
      <style:text-properties style:font-name="Liberation Serif" officeooo:rsid="000dc199" officeooo:paragraph-rsid="000dc199"/>
    </style:style>
    <style:style style:name="P22" style:family="paragraph" style:parent-style-name="Standard">
      <style:text-properties officeooo:paragraph-rsid="000dc199"/>
    </style:style>
    <style:style style:name="T1" style:family="text">
      <style:text-properties style:text-underline-style="solid" style:text-underline-width="auto" style:text-underline-color="font-color"/>
    </style:style>
    <style:style style:name="T2" style:family="text">
      <style:text-properties officeooo:rsid="000d7a3e"/>
    </style:style>
    <style:style style:name="T3" style:family="text">
      <style:text-properties officeooo:rsid="000dbd33"/>
    </style:style>
    <style:style style:name="T4" style:family="text">
      <style:text-properties officeooo:rsid="00109a47"/>
    </style:style>
    <style:style style:name="T5" style:family="text">
      <style:text-properties officeooo:rsid="0011252c"/>
    </style:style>
    <style:style style:name="T6" style:family="text">
      <style:text-properties officeooo:rsid="0012b575"/>
    </style:style>
    <style:style style:name="T7" style:family="text">
      <style:text-properties fo:font-size="15pt" style:text-underline-style="solid" style:text-underline-width="auto" style:text-underline-color="font-color" officeooo:rsid="0012b575" style:font-size-asian="15pt" style:font-size-complex="15pt"/>
    </style:style>
    <style:style style:name="T8" style:family="text">
      <style:text-properties fo:font-size="15pt" style:text-underline-style="solid" style:text-underline-width="auto" style:text-underline-color="font-color" officeooo:rsid="0014efdc" style:font-size-asian="15pt" style:font-size-complex="15pt"/>
    </style:style>
    <style:style style:name="T9" style:family="text">
      <style:text-properties officeooo:rsid="001498bb"/>
    </style:style>
    <style:style style:name="T10" style:family="text">
      <style:text-properties style:font-name="Liberation Serif"/>
    </style:style>
    <style:style style:name="T11" style:family="text">
      <style:text-properties style:font-name="Liberation Serif" fo:font-size="18pt" style:text-underline-style="solid" style:text-underline-width="auto" style:text-underline-color="font-color" officeooo:rsid="0012b575" style:font-size-asian="18pt" style:font-size-complex="18pt"/>
    </style:style>
    <style:style style:name="T12" style:family="text">
      <style:text-properties style:font-name="Liberation Serif" fo:font-size="15pt" style:text-underline-style="solid" style:text-underline-width="auto" style:text-underline-color="font-color" officeooo:rsid="0012b575" style:font-size-asian="15pt" style:font-size-complex="15pt"/>
    </style:style>
    <style:style style:name="T13" style:family="text">
      <style:text-properties style:font-name="Liberation Serif" fo:font-size="15pt" style:text-underline-style="solid" style:text-underline-width="auto" style:text-underline-color="font-color" officeooo:rsid="001498bb" style:font-size-asian="15pt" style:font-size-complex="15pt"/>
    </style:style>
    <style:style style:name="T14" style:family="text">
      <style:text-properties style:font-name="Liberation Serif" style:text-underline-style="solid" style:text-underline-width="auto" style:text-underline-color="font-color"/>
    </style:style>
    <style:style style:name="T15" style:family="text">
      <style:text-properties style:font-name="Liberation Serif" style:text-underline-style="solid" style:text-underline-width="auto" style:text-underline-color="font-color" officeooo:rsid="0012b575"/>
    </style:style>
    <style:style style:name="T16" style:family="text">
      <style:text-properties style:font-name="Liberation Serif" style:text-underline-style="solid" style:text-underline-width="auto" style:text-underline-color="font-color" officeooo:rsid="001498bb"/>
    </style:style>
    <style:style style:name="T17" style:family="text">
      <style:text-properties style:font-name="Liberation Serif" officeooo:rsid="001498bb"/>
    </style:style>
    <style:style style:name="T18" style:family="text">
      <style:text-properties style:font-name="Liberation Serif" fo:font-size="11pt" style:text-underline-style="solid" style:text-underline-width="auto" style:text-underline-color="font-color" officeooo:rsid="00121acb" style:font-size-asian="11pt" style:font-size-complex="11pt"/>
    </style:style>
    <style:style style:name="T19" style:family="text">
      <style:text-properties style:font-name="Liberation Serif" fo:font-size="11pt" officeooo:rsid="00121acb" style:font-size-asian="11pt" style:font-size-complex="11pt"/>
    </style:style>
    <style:style style:name="T20" style:family="text">
      <style:text-properties style:font-name="Liberation Serif" fo:font-size="11pt" officeooo:rsid="001498bb" style:font-size-asian="11pt" style:font-size-complex="11pt"/>
    </style:style>
    <style:style style:name="T21" style:family="text">
      <style:text-properties style:font-name="Liberation Serif" officeooo:rsid="00121acb"/>
    </style:style>
    <style:style style:name="T22" style:family="text">
      <style:text-properties style:font-name="Liberation Serif" officeooo:rsid="000dc199"/>
    </style:style>
    <style:style style:name="T23" style:family="text">
      <style:text-properties style:font-name="Liberation Serif" officeooo:rsid="0014efdc"/>
    </style:style>
    <style:style style:name="T24" style:family="text">
      <style:text-properties officeooo:rsid="0014efd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Emphasis"><text:span text:style-name="T11">Preguntas</text:span></text:span></text:p>
      <text:p text:style-name="P14"><text:span text:style-name="Emphasis"><text:span text:style-name="T11"/></text:span></text:p>
      <text:p text:style-name="P14"><text:span text:style-name="Emphasis"><text:span text:style-name="T12">Parte 1</text:span></text:span></text:p>
      <text:p text:style-name="P14"><text:span text:style-name="Emphasis"><text:span text:style-name="T12"/></text:span></text:p>
      <text:p text:style-name="Standard"><text:span text:style-name="Emphasis"><text:span text:style-name="T15">1) </text:span></text:span><text:span text:style-name="Emphasis"><text:span text:style-name="T14">Pregunta:</text:span></text:span><text:span text:style-name="T10"> ¿cuáles son las diferencias entre la </text:span><text:span text:style-name="Emphasis"><text:span text:style-name="T10">syscall</text:span></text:span><text:span text:style-name="T10"> </text:span><text:span text:style-name="Source_20_Text"><text:span text:style-name="T10">execve(2)</text:span></text:span><text:span text:style-name="T10"> y la familia de </text:span><text:span text:style-name="Emphasis"><text:span text:style-name="T10">wrappers</text:span></text:span><text:span text:style-name="T10"> proporcionados por la librería estándar de </text:span><text:span text:style-name="Emphasis"><text:span text:style-name="T10">C</text:span></text:span><text:span text:style-name="T10"> (</text:span><text:span text:style-name="Emphasis"><text:span text:style-name="T10">libc</text:span></text:span><text:span text:style-name="T10">) </text:span><text:span text:style-name="Source_20_Text"><text:span text:style-name="T10">exec(3)</text:span></text:span><text:span text:style-name="T10">?</text:span></text:p>
      <text:p text:style-name="P17"/>
      <text:p text:style-name="P18"><text:span text:style-name="T1">Rta:</text:span> La syscall execve es una syscall que el programador puede realizar <text:span text:style-name="T6">explicitamente </text:span>al kernel a trav<text:span text:style-name="T6">é</text:span>s de la biblioteca unistd. <text:span text:style-name="T2">Como tal, es un modo de acceder directamente al nivel más bajo del sistema operativo. Luego, su implementación es genérica. Las funciones de la familia exec, por otro lado, son implementaciones “front end” de la syscall antes mencionada, y como tales poseen implementaciones con ciertas caracteristicas y funcionalidades puntuales, además de operar con otro mecanismo.</text:span></text:p>
      <text:p text:style-name="P18"/>
      <text:p text:style-name="P15"><text:span text:style-name="Emphasis"><text:span text:style-name="T12">Parte 2</text:span></text:span></text:p>
      <text:p text:style-name="P15"><text:span text:style-name="Emphasis"><text:span text:style-name="T12"/></text:span></text:p>
      <text:p text:style-name="P1"><text:span text:style-name="Emphasis"><text:span text:style-name="T15">1) </text:span></text:span><text:span text:style-name="Emphasis"><text:span text:style-name="T14">Pregunta</text:span></text:span><text:span text:style-name="T10">: ¿entre </text:span><text:span text:style-name="Source_20_Text"><text:span text:style-name="T10">cd</text:span></text:span><text:span text:style-name="T10"> y </text:span><text:span text:style-name="Source_20_Text"><text:span text:style-name="T10">pwd</text:span></text:span><text:span text:style-name="T10">, alguno de los dos se podría implementar sin necesidad de ser </text:span><text:span text:style-name="Emphasis"><text:span text:style-name="T10">built-in</text:span></text:span><text:span text:style-name="T10">? ¿por qué? ¿cuál es el motivo, entonces, de hacerlo como </text:span><text:span text:style-name="Emphasis"><text:span text:style-name="T10">built-in</text:span></text:span><text:span text:style-name="T10">? (para esta última pregunta pensar en los </text:span><text:span text:style-name="Emphasis"><text:span text:style-name="T10">built-in</text:span></text:span><text:span text:style-name="T10"> como </text:span><text:span text:style-name="Source_20_Text"><text:span text:style-name="T10">true</text:span></text:span><text:span text:style-name="T10"> y </text:span><text:span text:style-name="Source_20_Text"><text:span text:style-name="T10">false</text:span></text:span><text:span text:style-name="T10">)</text:span></text:p>
      <text:p text:style-name="P18"/>
      <text:p text:style-name="P20">Rta: En principio, no. Esto es debido a que una funci<text:span text:style-name="T6">ó</text:span>n externa no tendria la posibilidad de modificar el entorno de una shell (cambiar el directorio de trabajo implica modificar el entorno). El motivo esta relacionado a una cuestión de permisos y diseño de la Shell.</text:p>
      <text:p text:style-name="P20"/>
      <text:p text:style-name="P2"><text:span text:style-name="Emphasis"><text:span text:style-name="T16">2</text:span></text:span><text:span text:style-name="Emphasis"><text:span text:style-name="T15">) </text:span></text:span><text:span text:style-name="Emphasis"><text:span text:style-name="T14">Pregunta</text:span></text:span><text:span text:style-name="Emphasis"><text:span text:style-name="T10">:</text:span></text:span><text:span text:style-name="T10"> ¿por qué es necesario hacerlo luego de la llamada a </text:span><text:span text:style-name="Source_20_Text"><text:span text:style-name="T10">fork(2)</text:span></text:span><text:span text:style-name="T10"> ?</text:span></text:p>
      <text:p text:style-name="P20"/>
      <text:p text:style-name="P20">Rta: <text:span text:style-name="T9">De no hacerlo, no impactaría en el proceso a ejectuar.</text:span> </text:p>
      <text:p text:style-name="P20"/>
      <text:p text:style-name="P4"><text:span text:style-name="Emphasis"><text:span text:style-name="T14">Responder:</text:span></text:span></text:p>
      <text:list xml:id="list1043622146" text:style-name="L1">
        <text:list-item>
          <text:p text:style-name="P10"><text:span text:style-name="T9">3) </text:span>¿<text:span text:style-name="T9">E</text:span>l comportamiento es el mismo que en el primer caso? Explicar qué sucede y por qué.</text:p>
          <text:p text:style-name="P10"><text:span text:style-name="T3">Rta: En principio, diría que no daría, además, acceso a las variables de environ, pero debería probarlo.</text:span></text:p>
        </text:list-item>
        <text:list-item>
          <text:p text:style-name="P6"><text:span text:style-name="T9">4) </text:span>Describir brevemente (sin implementar) una posible implementación para que el comportamiento sea el mismo. </text:p>
        </text:list-item>
      </text:list>
      <text:p text:style-name="P20"><text:tab/>Rta: <text:span text:style-name="T9">Se podría hacer una inclusión de las variables de environ en la lista de envp.</text:span></text:p>
      <text:p text:style-name="P20"/>
      <text:p text:style-name="P20"/>
      <text:p text:style-name="P20"><text:span text:style-name="T9">5) </text:span>Detallar cúal es el mecanismo utilizado.</text:p>
      <text:p text:style-name="P20"/>
      <text:p text:style-name="P21">Rta: <text:span text:style-name="T4">Se modificó la función exec_cmd(). Se eliminó la espera de waitpid() en ese caso.</text:span> </text:p>
      <text:p text:style-name="P21"/>
      <text:p text:style-name="P16"><text:span text:style-name="Emphasis"><text:span text:style-name="T12">Parte </text:span></text:span><text:span text:style-name="Emphasis"><text:span text:style-name="T13">3</text:span></text:span></text:p>
      <text:p text:style-name="P16"><text:span text:style-name="Emphasis"><text:span text:style-name="T13"/></text:span></text:p>
      <text:p text:style-name="P3"><text:span text:style-name="T17">1) </text:span><text:span text:style-name="T10">Investigar el significado de este tipo de redirección y explicar qué sucede con la salida de </text:span><text:span text:style-name="Source_20_Text"><text:span text:style-name="T10">cat out.txt</text:span></text:span><text:span text:style-name="T10">. Comparar con los resultados obtenidos anteriormente.</text:span></text:p>
      <text:p text:style-name="P21"/>
      <text:p text:style-name="P21"><text:span text:style-name="T1">Rta</text:span>: <text:span text:style-name="T5">Se obtiene el mismo resultado combinado de los casos anteriores, ya que se combina stderr con stdout, con el mismo canal de salida.</text:span> </text:p>
      <text:p text:style-name="P21"><text:soft-page-break/></text:p>
      <text:p text:style-name="P3"><text:span text:style-name="Emphasis"><text:span text:style-name="T17">2)</text:span></text:span><text:span text:style-name="T10"> </text:span><text:span text:style-name="T17">I</text:span><text:span text:style-name="T10">nvestigar, describir y agregar la funcionalidad del operador de redirección </text:span><text:span text:style-name="Strong_20_Emphasis"><text:span text:style-name="Source_20_Text"><text:span text:style-name="T10">&gt;&gt;</text:span></text:span></text:span><text:span text:style-name="T10"> y </text:span><text:span text:style-name="Strong_20_Emphasis"><text:span text:style-name="Source_20_Text"><text:span text:style-name="T10">&amp;&gt;</text:span></text:span></text:span></text:p>
      <text:p text:style-name="P3"><text:span text:style-name="Source_20_Text"><text:span text:style-name="T10"/></text:span></text:p>
      <text:p text:style-name="P12"><text:span text:style-name="Source_20_Text"><text:span text:style-name="T18">Rta</text:span></text:span><text:span text:style-name="Source_20_Text"><text:span text:style-name="T19">: El operador &gt;&gt; tiene la misma funcionalidad que el operador &gt;, con excepción del hecho de que concatena el contenido. El operador &amp;&gt; tiene el mismo efecto que 2&gt;&amp;1, </text:span></text:span><text:span text:style-name="Source_20_Text"><text:span text:style-name="T20">con excepción del cambio en la sintaxis, que se traduce en colocar &amp;&gt;nomb_archivo</text:span></text:span><text:span text:style-name="Source_20_Text"><text:span text:style-name="T19">.</text:span></text:span><text:span text:style-name="Source_20_Text"><text:span text:style-name="T21"> </text:span></text:span></text:p>
      <text:p text:style-name="P21"/>
      <text:p text:style-name="P3"><text:span text:style-name="T17">3) </text:span><text:span text:style-name="T10">Investigar y describir brevemente el mecanismo que proporciona la syscall </text:span><text:span text:style-name="Source_20_Text"><text:span text:style-name="T10">pipe(2)</text:span></text:span><text:span text:style-name="T10">, en particular la sincronización subyacente y los errores relacionados.</text:span></text:p>
      <text:p text:style-name="P21"/>
      <text:p text:style-name="P21">Rta: <text:span text:style-name="T24">Permite la generación de un canal de comunicación. La dificultad radica en los tiempos y la sincronización de la función de salida, con la de entrada. Esto se resuelve operando con señales (en particular, wait del otro proceso).</text:span> </text:p>
      <text:p text:style-name="P21"/>
      <text:p text:style-name="P19"><text:span text:style-name="Emphasis"><text:span text:style-name="T7">Parte </text:span></text:span><text:span text:style-name="Emphasis"><text:span text:style-name="T8">4</text:span></text:span></text:p>
      <text:p text:style-name="P7">Investigar al menos otras dos variables mágicas estándar, y describir su propósito. </text:p>
      <text:p text:style-name="P22"><text:span text:style-name="T22">Rta: </text:span><text:span text:style-name="T23">Una variable es $$, que devuelve el pid del proceso. Otra es $#, que devuelve la cantidad de argumentos en linea de comando.</text:span></text:p>
      <text:p text:style-name="P21"/>
      <text:p text:style-name="P5"><text:span text:style-name="Emphasis"><text:span text:style-name="T14">Preguntas:</text:span></text:span></text:p>
      <text:list xml:id="list3681524245" text:style-name="L2">
        <text:list-item>
          <text:p text:style-name="P8">Explicar detalladamente cómo se manejó la terminación del mismo.</text:p>
          <text:p text:style-name="P9">Rta: Se generó una alerta de un proceso. Una vez se produjo la finalización del proceso, se dispara una señal de alerta, que a su vez invoca a una función que emite un mensaje.</text:p>
        </text:list-item>
        <text:list-item>
          <text:p text:style-name="P8">¿Por qué es necesario el uso de señales?</text:p>
          <text:p text:style-name="P9">Rta: Porque de lo contrario no se puede determinar la finalización del proceso.</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3:57:41.322780404</meta:creation-date>
    <dc:date>2019-09-13T22:52:02.572848197</dc:date>
    <meta:editing-duration>P1DT21H32M23S</meta:editing-duration>
    <meta:editing-cycles>4</meta:editing-cycles>
    <meta:generator>LibreOffice/6.0.7.3$Linux_X86_64 LibreOffice_project/00m0$Build-3</meta:generator>
    <meta:document-statistic meta:table-count="0" meta:image-count="0" meta:object-count="0" meta:page-count="2" meta:paragraph-count="31" meta:word-count="583" meta:character-count="3467" meta:non-whitespace-character-count="2914"/>
  </office:meta>
</office:document-meta>
</file>